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44cm"/>
    </style:style>
    <style:style style:name="co3" style:family="table-column">
      <style:table-column-properties fo:break-before="auto" style:column-width="3.15cm"/>
    </style:style>
    <style:style style:name="co4" style:family="table-column">
      <style:table-column-properties fo:break-before="auto" style:column-width="3.25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9" table:default-cell-style-name="ce1"/>
        <table:table-column table:style-name="co2" table:default-cell-style-name="ce1"/>
        <table:table-column table:style-name="co1" table:number-columns-repeated="1014" table:default-cell-style-name="ce1"/>
        <table:table-row table:style-name="ro1">
          <table:table-cell/>
          <table:table-cell office:value-type="string" calcext:value-type="string">
            <text:p>MIS</text:p>
          </table:table-cell>
          <table:table-cell office:value-type="string" calcext:value-type="string">
            <text:p>Marks</text:p>
          </table:table-cell>
          <table:table-cell office:value-type="string" calcext:value-type="string">
            <text:p>Grade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612203001" calcext:value-type="float">
            <text:p>612203001</text:p>
          </table:table-cell>
          <table:table-cell office:value-type="float" office:value="67" calcext:value-type="float">
            <text:p>67</text:p>
          </table:table-cell>
          <table:table-cell table:formula="of:=IF([.C2]&gt;90;&quot;A&quot;;IF([.C2]&gt;80;&quot;B&quot;;IF([.C2]&gt;70;&quot;C&quot;;IF([.C2]&gt;60;&quot;D&quot;;&quot;F&quot;))))" office:value-type="string" office:string-value="D" calcext:value-type="string">
            <text:p>D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612203002" calcext:value-type="float">
            <text:p>612203002</text:p>
          </table:table-cell>
          <table:table-cell office:value-type="float" office:value="38" calcext:value-type="float">
            <text:p>38</text:p>
          </table:table-cell>
          <table:table-cell table:formula="of:=IF([.C3]&gt;90;&quot;A&quot;;IF([.C3]&gt;80;&quot;B&quot;;IF([.C3]&gt;70;&quot;C&quot;;IF([.C3]&gt;60;&quot;D&quot;;&quot;F&quot;))))" office:value-type="string" office:string-value="F" calcext:value-type="string">
            <text:p>F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612203003" calcext:value-type="float">
            <text:p>612203003</text:p>
          </table:table-cell>
          <table:table-cell office:value-type="float" office:value="83" calcext:value-type="float">
            <text:p>83</text:p>
          </table:table-cell>
          <table:table-cell table:formula="of:=IF([.C4]&gt;90;&quot;A&quot;;IF([.C4]&gt;80;&quot;B&quot;;IF([.C4]&gt;70;&quot;C&quot;;IF([.C4]&gt;60;&quot;D&quot;;&quot;F&quot;))))" office:value-type="string" office:string-value="B" calcext:value-type="string">
            <text:p>B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612203004" calcext:value-type="float">
            <text:p>612203004</text:p>
          </table:table-cell>
          <table:table-cell office:value-type="float" office:value="90" calcext:value-type="float">
            <text:p>90</text:p>
          </table:table-cell>
          <table:table-cell table:formula="of:=IF([.C5]&gt;90;&quot;A&quot;;IF([.C5]&gt;80;&quot;B&quot;;IF([.C5]&gt;70;&quot;C&quot;;IF([.C5]&gt;60;&quot;D&quot;;&quot;F&quot;))))" office:value-type="string" office:string-value="B" calcext:value-type="string">
            <text:p>B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612203005" calcext:value-type="float">
            <text:p>612203005</text:p>
          </table:table-cell>
          <table:table-cell office:value-type="float" office:value="99" calcext:value-type="float">
            <text:p>99</text:p>
          </table:table-cell>
          <table:table-cell table:formula="of:=IF([.C6]&gt;90;&quot;A&quot;;IF([.C6]&gt;80;&quot;B&quot;;IF([.C6]&gt;70;&quot;C&quot;;IF([.C6]&gt;60;&quot;D&quot;;&quot;F&quot;))))" office:value-type="string" office:string-value="A" calcext:value-type="string">
            <text:p>A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612203006" calcext:value-type="float">
            <text:p>612203006</text:p>
          </table:table-cell>
          <table:table-cell office:value-type="float" office:value="21" calcext:value-type="float">
            <text:p>21</text:p>
          </table:table-cell>
          <table:table-cell table:formula="of:=IF([.C7]&gt;90;&quot;A&quot;;IF([.C7]&gt;80;&quot;B&quot;;IF([.C7]&gt;70;&quot;C&quot;;IF([.C7]&gt;60;&quot;D&quot;;&quot;F&quot;))))" office:value-type="string" office:string-value="F" calcext:value-type="string">
            <text:p>F</text:p>
          </table:table-cell>
          <table:table-cell table:number-columns-repeated="3"/>
          <table:table-cell office:value-type="string" calcext:value-type="string">
            <text:p>GRADE</text:p>
          </table:table-cell>
          <table:table-cell office:value-type="string" calcext:value-type="string">
            <text:p>COUNT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612203007" calcext:value-type="float">
            <text:p>612203007</text:p>
          </table:table-cell>
          <table:table-cell office:value-type="float" office:value="88" calcext:value-type="float">
            <text:p>88</text:p>
          </table:table-cell>
          <table:table-cell table:formula="of:=IF([.C8]&gt;90;&quot;A&quot;;IF([.C8]&gt;80;&quot;B&quot;;IF([.C8]&gt;70;&quot;C&quot;;IF([.C8]&gt;60;&quot;D&quot;;&quot;F&quot;))))" office:value-type="string" office:string-value="B" calcext:value-type="string">
            <text:p>B</text:p>
          </table:table-cell>
          <table:table-cell table:number-columns-repeated="3"/>
          <table:table-cell office:value-type="string" calcext:value-type="string">
            <text:p>A</text:p>
          </table:table-cell>
          <table:table-cell table:formula="of:=COUNTIF([.D$2:.D$101];[.H8])" office:value-type="float" office:value="23" calcext:value-type="float">
            <text:p>23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612203008" calcext:value-type="float">
            <text:p>612203008</text:p>
          </table:table-cell>
          <table:table-cell office:value-type="float" office:value="74" calcext:value-type="float">
            <text:p>74</text:p>
          </table:table-cell>
          <table:table-cell table:formula="of:=IF([.C9]&gt;90;&quot;A&quot;;IF([.C9]&gt;80;&quot;B&quot;;IF([.C9]&gt;70;&quot;C&quot;;IF([.C9]&gt;60;&quot;D&quot;;&quot;F&quot;))))" office:value-type="string" office:string-value="C" calcext:value-type="string">
            <text:p>C</text:p>
          </table:table-cell>
          <table:table-cell table:number-columns-repeated="3"/>
          <table:table-cell office:value-type="string" calcext:value-type="string">
            <text:p>B</text:p>
          </table:table-cell>
          <table:table-cell table:formula="of:=COUNTIF([.D$2:.D$101];[.H9])" office:value-type="float" office:value="16" calcext:value-type="float">
            <text:p>16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612203009" calcext:value-type="float">
            <text:p>612203009</text:p>
          </table:table-cell>
          <table:table-cell office:value-type="float" office:value="54" calcext:value-type="float">
            <text:p>54</text:p>
          </table:table-cell>
          <table:table-cell table:formula="of:=IF([.C10]&gt;90;&quot;A&quot;;IF([.C10]&gt;80;&quot;B&quot;;IF([.C10]&gt;70;&quot;C&quot;;IF([.C10]&gt;60;&quot;D&quot;;&quot;F&quot;))))" office:value-type="string" office:string-value="F" calcext:value-type="string">
            <text:p>F</text:p>
          </table:table-cell>
          <table:table-cell table:number-columns-repeated="3"/>
          <table:table-cell office:value-type="string" calcext:value-type="string">
            <text:p>C</text:p>
          </table:table-cell>
          <table:table-cell table:formula="of:=COUNTIF([.D$2:.D$101];[.H10])" office:value-type="float" office:value="11" calcext:value-type="float">
            <text:p>11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612203010" calcext:value-type="float">
            <text:p>612203010</text:p>
          </table:table-cell>
          <table:table-cell office:value-type="float" office:value="28" calcext:value-type="float">
            <text:p>28</text:p>
          </table:table-cell>
          <table:table-cell table:formula="of:=IF([.C11]&gt;90;&quot;A&quot;;IF([.C11]&gt;80;&quot;B&quot;;IF([.C11]&gt;70;&quot;C&quot;;IF([.C11]&gt;60;&quot;D&quot;;&quot;F&quot;))))" office:value-type="string" office:string-value="F" calcext:value-type="string">
            <text:p>F</text:p>
          </table:table-cell>
          <table:table-cell table:number-columns-repeated="3"/>
          <table:table-cell office:value-type="string" calcext:value-type="string">
            <text:p>D</text:p>
          </table:table-cell>
          <table:table-cell table:formula="of:=COUNTIF([.D$2:.D$101];[.H11])" office:value-type="float" office:value="12" calcext:value-type="float">
            <text:p>12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612203011" calcext:value-type="float">
            <text:p>612203011</text:p>
          </table:table-cell>
          <table:table-cell office:value-type="float" office:value="93" calcext:value-type="float">
            <text:p>93</text:p>
          </table:table-cell>
          <table:table-cell table:formula="of:=IF([.C12]&gt;90;&quot;A&quot;;IF([.C12]&gt;80;&quot;B&quot;;IF([.C12]&gt;70;&quot;C&quot;;IF([.C12]&gt;60;&quot;D&quot;;&quot;F&quot;))))" office:value-type="string" office:string-value="A" calcext:value-type="string">
            <text:p>A</text:p>
          </table:table-cell>
          <table:table-cell table:number-columns-repeated="3"/>
          <table:table-cell office:value-type="string" calcext:value-type="string">
            <text:p>F</text:p>
          </table:table-cell>
          <table:table-cell table:formula="of:=COUNTIF([.D$2:.D$101];[.H12])" office:value-type="float" office:value="38" calcext:value-type="float">
            <text:p>38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612203012" calcext:value-type="float">
            <text:p>612203012</text:p>
          </table:table-cell>
          <table:table-cell office:value-type="float" office:value="92" calcext:value-type="float">
            <text:p>92</text:p>
          </table:table-cell>
          <table:table-cell table:formula="of:=IF([.C13]&gt;90;&quot;A&quot;;IF([.C13]&gt;80;&quot;B&quot;;IF([.C13]&gt;70;&quot;C&quot;;IF([.C13]&gt;60;&quot;D&quot;;&quot;F&quot;))))" office:value-type="string" office:string-value="A" calcext:value-type="string">
            <text:p>A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612203013" calcext:value-type="float">
            <text:p>612203013</text:p>
          </table:table-cell>
          <table:table-cell office:value-type="float" office:value="77" calcext:value-type="float">
            <text:p>77</text:p>
          </table:table-cell>
          <table:table-cell table:formula="of:=IF([.C14]&gt;90;&quot;A&quot;;IF([.C14]&gt;80;&quot;B&quot;;IF([.C14]&gt;70;&quot;C&quot;;IF([.C14]&gt;60;&quot;D&quot;;&quot;F&quot;))))" office:value-type="string" office:string-value="C" calcext:value-type="string">
            <text:p>C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612203014" calcext:value-type="float">
            <text:p>612203014</text:p>
          </table:table-cell>
          <table:table-cell office:value-type="float" office:value="66" calcext:value-type="float">
            <text:p>66</text:p>
          </table:table-cell>
          <table:table-cell table:formula="of:=IF([.C15]&gt;90;&quot;A&quot;;IF([.C15]&gt;80;&quot;B&quot;;IF([.C15]&gt;70;&quot;C&quot;;IF([.C15]&gt;60;&quot;D&quot;;&quot;F&quot;))))" office:value-type="string" office:string-value="D" calcext:value-type="string">
            <text:p>D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612203015" calcext:value-type="float">
            <text:p>612203015</text:p>
          </table:table-cell>
          <table:table-cell office:value-type="float" office:value="55" calcext:value-type="float">
            <text:p>55</text:p>
          </table:table-cell>
          <table:table-cell table:formula="of:=IF([.C16]&gt;90;&quot;A&quot;;IF([.C16]&gt;80;&quot;B&quot;;IF([.C16]&gt;70;&quot;C&quot;;IF([.C16]&gt;60;&quot;D&quot;;&quot;F&quot;))))" office:value-type="string" office:string-value="F" calcext:value-type="string">
            <text:p>F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612203016" calcext:value-type="float">
            <text:p>612203016</text:p>
          </table:table-cell>
          <table:table-cell office:value-type="float" office:value="44" calcext:value-type="float">
            <text:p>44</text:p>
          </table:table-cell>
          <table:table-cell table:formula="of:=IF([.C17]&gt;90;&quot;A&quot;;IF([.C17]&gt;80;&quot;B&quot;;IF([.C17]&gt;70;&quot;C&quot;;IF([.C17]&gt;60;&quot;D&quot;;&quot;F&quot;))))" office:value-type="string" office:string-value="F" calcext:value-type="string">
            <text:p>F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612203017" calcext:value-type="float">
            <text:p>612203017</text:p>
          </table:table-cell>
          <table:table-cell office:value-type="float" office:value="60" calcext:value-type="float">
            <text:p>60</text:p>
          </table:table-cell>
          <table:table-cell table:formula="of:=IF([.C18]&gt;90;&quot;A&quot;;IF([.C18]&gt;80;&quot;B&quot;;IF([.C18]&gt;70;&quot;C&quot;;IF([.C18]&gt;60;&quot;D&quot;;&quot;F&quot;))))" office:value-type="string" office:string-value="F" calcext:value-type="string">
            <text:p>F</text:p>
          </table:table-cell>
          <table:table-cell table:number-columns-repeated="2"/>
          <table:table-cell table:number-matrix-columns-spanned="8" table:number-matrix-rows-spanned="3" table:formula="of:=TRANSPOSE([.B1:.D8])" office:value-type="string" office:string-value="MIS" calcext:value-type="string">
            <text:p>MIS</text:p>
          </table:table-cell>
          <table:table-cell office:value-type="float" office:value="612203001" calcext:value-type="float">
            <text:p>612203001</text:p>
          </table:table-cell>
          <table:table-cell office:value-type="float" office:value="612203002" calcext:value-type="float">
            <text:p>612203002</text:p>
          </table:table-cell>
          <table:table-cell office:value-type="float" office:value="612203003" calcext:value-type="float">
            <text:p>612203003</text:p>
          </table:table-cell>
          <table:table-cell office:value-type="float" office:value="612203004" calcext:value-type="float">
            <text:p>612203004</text:p>
          </table:table-cell>
          <table:table-cell office:value-type="float" office:value="612203005" calcext:value-type="float">
            <text:p>612203005</text:p>
          </table:table-cell>
          <table:table-cell office:value-type="float" office:value="612203006" calcext:value-type="float">
            <text:p>612203006</text:p>
          </table:table-cell>
          <table:table-cell office:value-type="float" office:value="612203007" calcext:value-type="float">
            <text:p>612203007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612203018" calcext:value-type="float">
            <text:p>612203018</text:p>
          </table:table-cell>
          <table:table-cell office:value-type="float" office:value="35" calcext:value-type="float">
            <text:p>35</text:p>
          </table:table-cell>
          <table:table-cell table:formula="of:=IF([.C19]&gt;90;&quot;A&quot;;IF([.C19]&gt;80;&quot;B&quot;;IF([.C19]&gt;70;&quot;C&quot;;IF([.C19]&gt;60;&quot;D&quot;;&quot;F&quot;))))" office:value-type="string" office:string-value="F" calcext:value-type="string">
            <text:p>F</text:p>
          </table:table-cell>
          <table:table-cell table:number-columns-repeated="2"/>
          <table:table-cell office:value-type="string" office:string-value="Marks" calcext:value-type="string">
            <text:p>Marks</text:p>
          </table:table-cell>
          <table:table-cell office:value-type="float" office:value="67" calcext:value-type="float">
            <text:p>67</text:p>
          </table:table-cell>
          <table:table-cell office:value-type="float" office:value="38" calcext:value-type="float">
            <text:p>38</text:p>
          </table:table-cell>
          <table:table-cell office:value-type="float" office:value="83" calcext:value-type="float">
            <text:p>83</text:p>
          </table:table-cell>
          <table:table-cell office:value-type="float" office:value="90" calcext:value-type="float">
            <text:p>90</text:p>
          </table:table-cell>
          <table:table-cell office:value-type="float" office:value="99" calcext:value-type="float">
            <text:p>99</text:p>
          </table:table-cell>
          <table:table-cell office:value-type="float" office:value="21" calcext:value-type="float">
            <text:p>21</text:p>
          </table:table-cell>
          <table:table-cell office:value-type="float" office:value="88" calcext:value-type="float">
            <text:p>88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612203019" calcext:value-type="float">
            <text:p>612203019</text:p>
          </table:table-cell>
          <table:table-cell office:value-type="float" office:value="86" calcext:value-type="float">
            <text:p>86</text:p>
          </table:table-cell>
          <table:table-cell table:formula="of:=IF([.C20]&gt;90;&quot;A&quot;;IF([.C20]&gt;80;&quot;B&quot;;IF([.C20]&gt;70;&quot;C&quot;;IF([.C20]&gt;60;&quot;D&quot;;&quot;F&quot;))))" office:value-type="string" office:string-value="B" calcext:value-type="string">
            <text:p>B</text:p>
          </table:table-cell>
          <table:table-cell table:number-columns-repeated="2"/>
          <table:table-cell office:value-type="string" office:string-value="Grade" calcext:value-type="string">
            <text:p>Grade</text:p>
          </table:table-cell>
          <table:table-cell office:value-type="string" office:string-value="D" calcext:value-type="string">
            <text:p>D</text:p>
          </table:table-cell>
          <table:table-cell office:value-type="string" office:string-value="F" calcext:value-type="string">
            <text:p>F</text:p>
          </table:table-cell>
          <table:table-cell office:value-type="string" office:string-value="B" calcext:value-type="string">
            <text:p>B</text:p>
          </table:table-cell>
          <table:table-cell office:value-type="string" office:string-value="B" calcext:value-type="string">
            <text:p>B</text:p>
          </table:table-cell>
          <table:table-cell office:value-type="string" office:string-value="A" calcext:value-type="string">
            <text:p>A</text:p>
          </table:table-cell>
          <table:table-cell office:value-type="string" office:string-value="F" calcext:value-type="string">
            <text:p>F</text:p>
          </table:table-cell>
          <table:table-cell office:value-type="string" office:string-value="B" calcext:value-type="string">
            <text:p>B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612203020" calcext:value-type="float">
            <text:p>612203020</text:p>
          </table:table-cell>
          <table:table-cell office:value-type="float" office:value="91" calcext:value-type="float">
            <text:p>91</text:p>
          </table:table-cell>
          <table:table-cell table:formula="of:=IF([.C21]&gt;90;&quot;A&quot;;IF([.C21]&gt;80;&quot;B&quot;;IF([.C21]&gt;70;&quot;C&quot;;IF([.C21]&gt;60;&quot;D&quot;;&quot;F&quot;))))" office:value-type="string" office:string-value="A" calcext:value-type="string">
            <text:p>A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612203021" calcext:value-type="float">
            <text:p>612203021</text:p>
          </table:table-cell>
          <table:table-cell office:value-type="float" office:value="68" calcext:value-type="float">
            <text:p>68</text:p>
          </table:table-cell>
          <table:table-cell table:formula="of:=IF([.C22]&gt;90;&quot;A&quot;;IF([.C22]&gt;80;&quot;B&quot;;IF([.C22]&gt;70;&quot;C&quot;;IF([.C22]&gt;60;&quot;D&quot;;&quot;F&quot;))))" office:value-type="string" office:string-value="D" calcext:value-type="string">
            <text:p>D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612203022" calcext:value-type="float">
            <text:p>612203022</text:p>
          </table:table-cell>
          <table:table-cell office:value-type="float" office:value="39" calcext:value-type="float">
            <text:p>39</text:p>
          </table:table-cell>
          <table:table-cell table:formula="of:=IF([.C23]&gt;90;&quot;A&quot;;IF([.C23]&gt;80;&quot;B&quot;;IF([.C23]&gt;70;&quot;C&quot;;IF([.C23]&gt;60;&quot;D&quot;;&quot;F&quot;))))" office:value-type="string" office:string-value="F" calcext:value-type="string">
            <text:p>F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612203023" calcext:value-type="float">
            <text:p>612203023</text:p>
          </table:table-cell>
          <table:table-cell office:value-type="float" office:value="84" calcext:value-type="float">
            <text:p>84</text:p>
          </table:table-cell>
          <table:table-cell table:formula="of:=IF([.C24]&gt;90;&quot;A&quot;;IF([.C24]&gt;80;&quot;B&quot;;IF([.C24]&gt;70;&quot;C&quot;;IF([.C24]&gt;60;&quot;D&quot;;&quot;F&quot;))))" office:value-type="string" office:string-value="B" calcext:value-type="string">
            <text:p>B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612203024" calcext:value-type="float">
            <text:p>612203024</text:p>
          </table:table-cell>
          <table:table-cell office:value-type="float" office:value="91" calcext:value-type="float">
            <text:p>91</text:p>
          </table:table-cell>
          <table:table-cell table:formula="of:=IF([.C25]&gt;90;&quot;A&quot;;IF([.C25]&gt;80;&quot;B&quot;;IF([.C25]&gt;70;&quot;C&quot;;IF([.C25]&gt;60;&quot;D&quot;;&quot;F&quot;))))" office:value-type="string" office:string-value="A" calcext:value-type="string">
            <text:p>A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612203025" calcext:value-type="float">
            <text:p>612203025</text:p>
          </table:table-cell>
          <table:table-cell office:value-type="float" office:value="100" calcext:value-type="float">
            <text:p>100</text:p>
          </table:table-cell>
          <table:table-cell table:formula="of:=IF([.C26]&gt;90;&quot;A&quot;;IF([.C26]&gt;80;&quot;B&quot;;IF([.C26]&gt;70;&quot;C&quot;;IF([.C26]&gt;60;&quot;D&quot;;&quot;F&quot;))))" office:value-type="string" office:string-value="A" calcext:value-type="string">
            <text:p>A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612203026" calcext:value-type="float">
            <text:p>612203026</text:p>
          </table:table-cell>
          <table:table-cell office:value-type="float" office:value="22" calcext:value-type="float">
            <text:p>22</text:p>
          </table:table-cell>
          <table:table-cell table:formula="of:=IF([.C27]&gt;90;&quot;A&quot;;IF([.C27]&gt;80;&quot;B&quot;;IF([.C27]&gt;70;&quot;C&quot;;IF([.C27]&gt;60;&quot;D&quot;;&quot;F&quot;))))" office:value-type="string" office:string-value="F" calcext:value-type="string">
            <text:p>F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612203027" calcext:value-type="float">
            <text:p>612203027</text:p>
          </table:table-cell>
          <table:table-cell office:value-type="float" office:value="89" calcext:value-type="float">
            <text:p>89</text:p>
          </table:table-cell>
          <table:table-cell table:formula="of:=IF([.C28]&gt;90;&quot;A&quot;;IF([.C28]&gt;80;&quot;B&quot;;IF([.C28]&gt;70;&quot;C&quot;;IF([.C28]&gt;60;&quot;D&quot;;&quot;F&quot;))))" office:value-type="string" office:string-value="B" calcext:value-type="string">
            <text:p>B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612203028" calcext:value-type="float">
            <text:p>612203028</text:p>
          </table:table-cell>
          <table:table-cell office:value-type="float" office:value="75" calcext:value-type="float">
            <text:p>75</text:p>
          </table:table-cell>
          <table:table-cell table:formula="of:=IF([.C29]&gt;90;&quot;A&quot;;IF([.C29]&gt;80;&quot;B&quot;;IF([.C29]&gt;70;&quot;C&quot;;IF([.C29]&gt;60;&quot;D&quot;;&quot;F&quot;))))" office:value-type="string" office:string-value="C" calcext:value-type="string">
            <text:p>C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612203029" calcext:value-type="float">
            <text:p>612203029</text:p>
          </table:table-cell>
          <table:table-cell office:value-type="float" office:value="55" calcext:value-type="float">
            <text:p>55</text:p>
          </table:table-cell>
          <table:table-cell table:formula="of:=IF([.C30]&gt;90;&quot;A&quot;;IF([.C30]&gt;80;&quot;B&quot;;IF([.C30]&gt;70;&quot;C&quot;;IF([.C30]&gt;60;&quot;D&quot;;&quot;F&quot;))))" office:value-type="string" office:string-value="F" calcext:value-type="string">
            <text:p>F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612203030" calcext:value-type="float">
            <text:p>612203030</text:p>
          </table:table-cell>
          <table:table-cell office:value-type="float" office:value="29" calcext:value-type="float">
            <text:p>29</text:p>
          </table:table-cell>
          <table:table-cell table:formula="of:=IF([.C31]&gt;90;&quot;A&quot;;IF([.C31]&gt;80;&quot;B&quot;;IF([.C31]&gt;70;&quot;C&quot;;IF([.C31]&gt;60;&quot;D&quot;;&quot;F&quot;))))" office:value-type="string" office:string-value="F" calcext:value-type="string">
            <text:p>F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612203031" calcext:value-type="float">
            <text:p>612203031</text:p>
          </table:table-cell>
          <table:table-cell office:value-type="float" office:value="94" calcext:value-type="float">
            <text:p>94</text:p>
          </table:table-cell>
          <table:table-cell table:formula="of:=IF([.C32]&gt;90;&quot;A&quot;;IF([.C32]&gt;80;&quot;B&quot;;IF([.C32]&gt;70;&quot;C&quot;;IF([.C32]&gt;60;&quot;D&quot;;&quot;F&quot;))))" office:value-type="string" office:string-value="A" calcext:value-type="string">
            <text:p>A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612203032" calcext:value-type="float">
            <text:p>612203032</text:p>
          </table:table-cell>
          <table:table-cell office:value-type="float" office:value="93" calcext:value-type="float">
            <text:p>93</text:p>
          </table:table-cell>
          <table:table-cell table:formula="of:=IF([.C33]&gt;90;&quot;A&quot;;IF([.C33]&gt;80;&quot;B&quot;;IF([.C33]&gt;70;&quot;C&quot;;IF([.C33]&gt;60;&quot;D&quot;;&quot;F&quot;))))" office:value-type="string" office:string-value="A" calcext:value-type="string">
            <text:p>A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612203033" calcext:value-type="float">
            <text:p>612203033</text:p>
          </table:table-cell>
          <table:table-cell office:value-type="float" office:value="78" calcext:value-type="float">
            <text:p>78</text:p>
          </table:table-cell>
          <table:table-cell table:formula="of:=IF([.C34]&gt;90;&quot;A&quot;;IF([.C34]&gt;80;&quot;B&quot;;IF([.C34]&gt;70;&quot;C&quot;;IF([.C34]&gt;60;&quot;D&quot;;&quot;F&quot;))))" office:value-type="string" office:string-value="C" calcext:value-type="string">
            <text:p>C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612203034" calcext:value-type="float">
            <text:p>612203034</text:p>
          </table:table-cell>
          <table:table-cell office:value-type="float" office:value="67" calcext:value-type="float">
            <text:p>67</text:p>
          </table:table-cell>
          <table:table-cell table:formula="of:=IF([.C35]&gt;90;&quot;A&quot;;IF([.C35]&gt;80;&quot;B&quot;;IF([.C35]&gt;70;&quot;C&quot;;IF([.C35]&gt;60;&quot;D&quot;;&quot;F&quot;))))" office:value-type="string" office:string-value="D" calcext:value-type="string">
            <text:p>D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612203035" calcext:value-type="float">
            <text:p>612203035</text:p>
          </table:table-cell>
          <table:table-cell office:value-type="float" office:value="56" calcext:value-type="float">
            <text:p>56</text:p>
          </table:table-cell>
          <table:table-cell table:formula="of:=IF([.C36]&gt;90;&quot;A&quot;;IF([.C36]&gt;80;&quot;B&quot;;IF([.C36]&gt;70;&quot;C&quot;;IF([.C36]&gt;60;&quot;D&quot;;&quot;F&quot;))))" office:value-type="string" office:string-value="F" calcext:value-type="string">
            <text:p>F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612203036" calcext:value-type="float">
            <text:p>612203036</text:p>
          </table:table-cell>
          <table:table-cell office:value-type="float" office:value="45" calcext:value-type="float">
            <text:p>45</text:p>
          </table:table-cell>
          <table:table-cell table:formula="of:=IF([.C37]&gt;90;&quot;A&quot;;IF([.C37]&gt;80;&quot;B&quot;;IF([.C37]&gt;70;&quot;C&quot;;IF([.C37]&gt;60;&quot;D&quot;;&quot;F&quot;))))" office:value-type="string" office:string-value="F" calcext:value-type="string">
            <text:p>F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612203037" calcext:value-type="float">
            <text:p>612203037</text:p>
          </table:table-cell>
          <table:table-cell office:value-type="float" office:value="61" calcext:value-type="float">
            <text:p>61</text:p>
          </table:table-cell>
          <table:table-cell table:formula="of:=IF([.C38]&gt;90;&quot;A&quot;;IF([.C38]&gt;80;&quot;B&quot;;IF([.C38]&gt;70;&quot;C&quot;;IF([.C38]&gt;60;&quot;D&quot;;&quot;F&quot;))))" office:value-type="string" office:string-value="D" calcext:value-type="string">
            <text:p>D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612203038" calcext:value-type="float">
            <text:p>612203038</text:p>
          </table:table-cell>
          <table:table-cell office:value-type="float" office:value="36" calcext:value-type="float">
            <text:p>36</text:p>
          </table:table-cell>
          <table:table-cell table:formula="of:=IF([.C39]&gt;90;&quot;A&quot;;IF([.C39]&gt;80;&quot;B&quot;;IF([.C39]&gt;70;&quot;C&quot;;IF([.C39]&gt;60;&quot;D&quot;;&quot;F&quot;))))" office:value-type="string" office:string-value="F" calcext:value-type="string">
            <text:p>F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612203039" calcext:value-type="float">
            <text:p>612203039</text:p>
          </table:table-cell>
          <table:table-cell office:value-type="float" office:value="87" calcext:value-type="float">
            <text:p>87</text:p>
          </table:table-cell>
          <table:table-cell table:formula="of:=IF([.C40]&gt;90;&quot;A&quot;;IF([.C40]&gt;80;&quot;B&quot;;IF([.C40]&gt;70;&quot;C&quot;;IF([.C40]&gt;60;&quot;D&quot;;&quot;F&quot;))))" office:value-type="string" office:string-value="B" calcext:value-type="string">
            <text:p>B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612203040" calcext:value-type="float">
            <text:p>612203040</text:p>
          </table:table-cell>
          <table:table-cell office:value-type="float" office:value="77" calcext:value-type="float">
            <text:p>77</text:p>
          </table:table-cell>
          <table:table-cell table:formula="of:=IF([.C41]&gt;90;&quot;A&quot;;IF([.C41]&gt;80;&quot;B&quot;;IF([.C41]&gt;70;&quot;C&quot;;IF([.C41]&gt;60;&quot;D&quot;;&quot;F&quot;))))" office:value-type="string" office:string-value="C" calcext:value-type="string">
            <text:p>C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612203041" calcext:value-type="float">
            <text:p>612203041</text:p>
          </table:table-cell>
          <table:table-cell office:value-type="float" office:value="69" calcext:value-type="float">
            <text:p>69</text:p>
          </table:table-cell>
          <table:table-cell table:formula="of:=IF([.C42]&gt;90;&quot;A&quot;;IF([.C42]&gt;80;&quot;B&quot;;IF([.C42]&gt;70;&quot;C&quot;;IF([.C42]&gt;60;&quot;D&quot;;&quot;F&quot;))))" office:value-type="string" office:string-value="D" calcext:value-type="string">
            <text:p>D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612203042" calcext:value-type="float">
            <text:p>612203042</text:p>
          </table:table-cell>
          <table:table-cell office:value-type="float" office:value="40" calcext:value-type="float">
            <text:p>40</text:p>
          </table:table-cell>
          <table:table-cell table:formula="of:=IF([.C43]&gt;90;&quot;A&quot;;IF([.C43]&gt;80;&quot;B&quot;;IF([.C43]&gt;70;&quot;C&quot;;IF([.C43]&gt;60;&quot;D&quot;;&quot;F&quot;))))" office:value-type="string" office:string-value="F" calcext:value-type="string">
            <text:p>F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612203043" calcext:value-type="float">
            <text:p>612203043</text:p>
          </table:table-cell>
          <table:table-cell office:value-type="float" office:value="85" calcext:value-type="float">
            <text:p>85</text:p>
          </table:table-cell>
          <table:table-cell table:formula="of:=IF([.C44]&gt;90;&quot;A&quot;;IF([.C44]&gt;80;&quot;B&quot;;IF([.C44]&gt;70;&quot;C&quot;;IF([.C44]&gt;60;&quot;D&quot;;&quot;F&quot;))))" office:value-type="string" office:string-value="B" calcext:value-type="string">
            <text:p>B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612203044" calcext:value-type="float">
            <text:p>612203044</text:p>
          </table:table-cell>
          <table:table-cell office:value-type="float" office:value="92" calcext:value-type="float">
            <text:p>92</text:p>
          </table:table-cell>
          <table:table-cell table:formula="of:=IF([.C45]&gt;90;&quot;A&quot;;IF([.C45]&gt;80;&quot;B&quot;;IF([.C45]&gt;70;&quot;C&quot;;IF([.C45]&gt;60;&quot;D&quot;;&quot;F&quot;))))" office:value-type="string" office:string-value="A" calcext:value-type="string">
            <text:p>A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612203045" calcext:value-type="float">
            <text:p>612203045</text:p>
          </table:table-cell>
          <table:table-cell office:value-type="float" office:value="89" calcext:value-type="float">
            <text:p>89</text:p>
          </table:table-cell>
          <table:table-cell table:formula="of:=IF([.C46]&gt;90;&quot;A&quot;;IF([.C46]&gt;80;&quot;B&quot;;IF([.C46]&gt;70;&quot;C&quot;;IF([.C46]&gt;60;&quot;D&quot;;&quot;F&quot;))))" office:value-type="string" office:string-value="B" calcext:value-type="string">
            <text:p>B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612203046" calcext:value-type="float">
            <text:p>612203046</text:p>
          </table:table-cell>
          <table:table-cell office:value-type="float" office:value="23" calcext:value-type="float">
            <text:p>23</text:p>
          </table:table-cell>
          <table:table-cell table:formula="of:=IF([.C47]&gt;90;&quot;A&quot;;IF([.C47]&gt;80;&quot;B&quot;;IF([.C47]&gt;70;&quot;C&quot;;IF([.C47]&gt;60;&quot;D&quot;;&quot;F&quot;))))" office:value-type="string" office:string-value="F" calcext:value-type="string">
            <text:p>F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612203047" calcext:value-type="float">
            <text:p>612203047</text:p>
          </table:table-cell>
          <table:table-cell office:value-type="float" office:value="90" calcext:value-type="float">
            <text:p>90</text:p>
          </table:table-cell>
          <table:table-cell table:formula="of:=IF([.C48]&gt;90;&quot;A&quot;;IF([.C48]&gt;80;&quot;B&quot;;IF([.C48]&gt;70;&quot;C&quot;;IF([.C48]&gt;60;&quot;D&quot;;&quot;F&quot;))))" office:value-type="string" office:string-value="B" calcext:value-type="string">
            <text:p>B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612203048" calcext:value-type="float">
            <text:p>612203048</text:p>
          </table:table-cell>
          <table:table-cell office:value-type="float" office:value="76" calcext:value-type="float">
            <text:p>76</text:p>
          </table:table-cell>
          <table:table-cell table:formula="of:=IF([.C49]&gt;90;&quot;A&quot;;IF([.C49]&gt;80;&quot;B&quot;;IF([.C49]&gt;70;&quot;C&quot;;IF([.C49]&gt;60;&quot;D&quot;;&quot;F&quot;))))" office:value-type="string" office:string-value="C" calcext:value-type="string">
            <text:p>C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612203049" calcext:value-type="float">
            <text:p>612203049</text:p>
          </table:table-cell>
          <table:table-cell office:value-type="float" office:value="56" calcext:value-type="float">
            <text:p>56</text:p>
          </table:table-cell>
          <table:table-cell table:formula="of:=IF([.C50]&gt;90;&quot;A&quot;;IF([.C50]&gt;80;&quot;B&quot;;IF([.C50]&gt;70;&quot;C&quot;;IF([.C50]&gt;60;&quot;D&quot;;&quot;F&quot;))))" office:value-type="string" office:string-value="F" calcext:value-type="string">
            <text:p>F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612203050" calcext:value-type="float">
            <text:p>612203050</text:p>
          </table:table-cell>
          <table:table-cell office:value-type="float" office:value="30" calcext:value-type="float">
            <text:p>30</text:p>
          </table:table-cell>
          <table:table-cell table:formula="of:=IF([.C51]&gt;90;&quot;A&quot;;IF([.C51]&gt;80;&quot;B&quot;;IF([.C51]&gt;70;&quot;C&quot;;IF([.C51]&gt;60;&quot;D&quot;;&quot;F&quot;))))" office:value-type="string" office:string-value="F" calcext:value-type="string">
            <text:p>F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612203051" calcext:value-type="float">
            <text:p>612203051</text:p>
          </table:table-cell>
          <table:table-cell office:value-type="float" office:value="95" calcext:value-type="float">
            <text:p>95</text:p>
          </table:table-cell>
          <table:table-cell table:formula="of:=IF([.C52]&gt;90;&quot;A&quot;;IF([.C52]&gt;80;&quot;B&quot;;IF([.C52]&gt;70;&quot;C&quot;;IF([.C52]&gt;60;&quot;D&quot;;&quot;F&quot;))))" office:value-type="string" office:string-value="A" calcext:value-type="string">
            <text:p>A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612203052" calcext:value-type="float">
            <text:p>612203052</text:p>
          </table:table-cell>
          <table:table-cell office:value-type="float" office:value="94" calcext:value-type="float">
            <text:p>94</text:p>
          </table:table-cell>
          <table:table-cell table:formula="of:=IF([.C53]&gt;90;&quot;A&quot;;IF([.C53]&gt;80;&quot;B&quot;;IF([.C53]&gt;70;&quot;C&quot;;IF([.C53]&gt;60;&quot;D&quot;;&quot;F&quot;))))" office:value-type="string" office:string-value="A" calcext:value-type="string">
            <text:p>A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612203053" calcext:value-type="float">
            <text:p>612203053</text:p>
          </table:table-cell>
          <table:table-cell office:value-type="float" office:value="79" calcext:value-type="float">
            <text:p>79</text:p>
          </table:table-cell>
          <table:table-cell table:formula="of:=IF([.C54]&gt;90;&quot;A&quot;;IF([.C54]&gt;80;&quot;B&quot;;IF([.C54]&gt;70;&quot;C&quot;;IF([.C54]&gt;60;&quot;D&quot;;&quot;F&quot;))))" office:value-type="string" office:string-value="C" calcext:value-type="string">
            <text:p>C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612203054" calcext:value-type="float">
            <text:p>612203054</text:p>
          </table:table-cell>
          <table:table-cell office:value-type="float" office:value="68" calcext:value-type="float">
            <text:p>68</text:p>
          </table:table-cell>
          <table:table-cell table:formula="of:=IF([.C55]&gt;90;&quot;A&quot;;IF([.C55]&gt;80;&quot;B&quot;;IF([.C55]&gt;70;&quot;C&quot;;IF([.C55]&gt;60;&quot;D&quot;;&quot;F&quot;))))" office:value-type="string" office:string-value="D" calcext:value-type="string">
            <text:p>D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612203055" calcext:value-type="float">
            <text:p>612203055</text:p>
          </table:table-cell>
          <table:table-cell office:value-type="float" office:value="57" calcext:value-type="float">
            <text:p>57</text:p>
          </table:table-cell>
          <table:table-cell table:formula="of:=IF([.C56]&gt;90;&quot;A&quot;;IF([.C56]&gt;80;&quot;B&quot;;IF([.C56]&gt;70;&quot;C&quot;;IF([.C56]&gt;60;&quot;D&quot;;&quot;F&quot;))))" office:value-type="string" office:string-value="F" calcext:value-type="string">
            <text:p>F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612203056" calcext:value-type="float">
            <text:p>612203056</text:p>
          </table:table-cell>
          <table:table-cell office:value-type="float" office:value="46" calcext:value-type="float">
            <text:p>46</text:p>
          </table:table-cell>
          <table:table-cell table:formula="of:=IF([.C57]&gt;90;&quot;A&quot;;IF([.C57]&gt;80;&quot;B&quot;;IF([.C57]&gt;70;&quot;C&quot;;IF([.C57]&gt;60;&quot;D&quot;;&quot;F&quot;))))" office:value-type="string" office:string-value="F" calcext:value-type="string">
            <text:p>F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612203057" calcext:value-type="float">
            <text:p>612203057</text:p>
          </table:table-cell>
          <table:table-cell office:value-type="float" office:value="35" calcext:value-type="float">
            <text:p>35</text:p>
          </table:table-cell>
          <table:table-cell table:formula="of:=IF([.C58]&gt;90;&quot;A&quot;;IF([.C58]&gt;80;&quot;B&quot;;IF([.C58]&gt;70;&quot;C&quot;;IF([.C58]&gt;60;&quot;D&quot;;&quot;F&quot;))))" office:value-type="string" office:string-value="F" calcext:value-type="string">
            <text:p>F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612203058" calcext:value-type="float">
            <text:p>612203058</text:p>
          </table:table-cell>
          <table:table-cell office:value-type="float" office:value="37" calcext:value-type="float">
            <text:p>37</text:p>
          </table:table-cell>
          <table:table-cell table:formula="of:=IF([.C59]&gt;90;&quot;A&quot;;IF([.C59]&gt;80;&quot;B&quot;;IF([.C59]&gt;70;&quot;C&quot;;IF([.C59]&gt;60;&quot;D&quot;;&quot;F&quot;))))" office:value-type="string" office:string-value="F" calcext:value-type="string">
            <text:p>F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612203059" calcext:value-type="float">
            <text:p>612203059</text:p>
          </table:table-cell>
          <table:table-cell office:value-type="float" office:value="88" calcext:value-type="float">
            <text:p>88</text:p>
          </table:table-cell>
          <table:table-cell table:formula="of:=IF([.C60]&gt;90;&quot;A&quot;;IF([.C60]&gt;80;&quot;B&quot;;IF([.C60]&gt;70;&quot;C&quot;;IF([.C60]&gt;60;&quot;D&quot;;&quot;F&quot;))))" office:value-type="string" office:string-value="B" calcext:value-type="string">
            <text:p>B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612203060" calcext:value-type="float">
            <text:p>612203060</text:p>
          </table:table-cell>
          <table:table-cell office:value-type="float" office:value="93" calcext:value-type="float">
            <text:p>93</text:p>
          </table:table-cell>
          <table:table-cell table:formula="of:=IF([.C61]&gt;90;&quot;A&quot;;IF([.C61]&gt;80;&quot;B&quot;;IF([.C61]&gt;70;&quot;C&quot;;IF([.C61]&gt;60;&quot;D&quot;;&quot;F&quot;))))" office:value-type="string" office:string-value="A" calcext:value-type="string">
            <text:p>A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612203061" calcext:value-type="float">
            <text:p>612203061</text:p>
          </table:table-cell>
          <table:table-cell office:value-type="float" office:value="70" calcext:value-type="float">
            <text:p>70</text:p>
          </table:table-cell>
          <table:table-cell table:formula="of:=IF([.C62]&gt;90;&quot;A&quot;;IF([.C62]&gt;80;&quot;B&quot;;IF([.C62]&gt;70;&quot;C&quot;;IF([.C62]&gt;60;&quot;D&quot;;&quot;F&quot;))))" office:value-type="string" office:string-value="D" calcext:value-type="string">
            <text:p>D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612203062" calcext:value-type="float">
            <text:p>612203062</text:p>
          </table:table-cell>
          <table:table-cell office:value-type="float" office:value="41" calcext:value-type="float">
            <text:p>41</text:p>
          </table:table-cell>
          <table:table-cell table:formula="of:=IF([.C63]&gt;90;&quot;A&quot;;IF([.C63]&gt;80;&quot;B&quot;;IF([.C63]&gt;70;&quot;C&quot;;IF([.C63]&gt;60;&quot;D&quot;;&quot;F&quot;))))" office:value-type="string" office:string-value="F" calcext:value-type="string">
            <text:p>F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612203063" calcext:value-type="float">
            <text:p>612203063</text:p>
          </table:table-cell>
          <table:table-cell office:value-type="float" office:value="86" calcext:value-type="float">
            <text:p>86</text:p>
          </table:table-cell>
          <table:table-cell table:formula="of:=IF([.C64]&gt;90;&quot;A&quot;;IF([.C64]&gt;80;&quot;B&quot;;IF([.C64]&gt;70;&quot;C&quot;;IF([.C64]&gt;60;&quot;D&quot;;&quot;F&quot;))))" office:value-type="string" office:string-value="B" calcext:value-type="string">
            <text:p>B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612203064" calcext:value-type="float">
            <text:p>612203064</text:p>
          </table:table-cell>
          <table:table-cell office:value-type="float" office:value="93" calcext:value-type="float">
            <text:p>93</text:p>
          </table:table-cell>
          <table:table-cell table:formula="of:=IF([.C65]&gt;90;&quot;A&quot;;IF([.C65]&gt;80;&quot;B&quot;;IF([.C65]&gt;70;&quot;C&quot;;IF([.C65]&gt;60;&quot;D&quot;;&quot;F&quot;))))" office:value-type="string" office:string-value="A" calcext:value-type="string">
            <text:p>A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612203065" calcext:value-type="float">
            <text:p>612203065</text:p>
          </table:table-cell>
          <table:table-cell office:value-type="float" office:value="100" calcext:value-type="float">
            <text:p>100</text:p>
          </table:table-cell>
          <table:table-cell table:formula="of:=IF([.C66]&gt;90;&quot;A&quot;;IF([.C66]&gt;80;&quot;B&quot;;IF([.C66]&gt;70;&quot;C&quot;;IF([.C66]&gt;60;&quot;D&quot;;&quot;F&quot;))))" office:value-type="string" office:string-value="A" calcext:value-type="string">
            <text:p>A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612203066" calcext:value-type="float">
            <text:p>612203066</text:p>
          </table:table-cell>
          <table:table-cell office:value-type="float" office:value="24" calcext:value-type="float">
            <text:p>24</text:p>
          </table:table-cell>
          <table:table-cell table:formula="of:=IF([.C67]&gt;90;&quot;A&quot;;IF([.C67]&gt;80;&quot;B&quot;;IF([.C67]&gt;70;&quot;C&quot;;IF([.C67]&gt;60;&quot;D&quot;;&quot;F&quot;))))" office:value-type="string" office:string-value="F" calcext:value-type="string">
            <text:p>F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612203067" calcext:value-type="float">
            <text:p>612203067</text:p>
          </table:table-cell>
          <table:table-cell office:value-type="float" office:value="91" calcext:value-type="float">
            <text:p>91</text:p>
          </table:table-cell>
          <table:table-cell table:formula="of:=IF([.C68]&gt;90;&quot;A&quot;;IF([.C68]&gt;80;&quot;B&quot;;IF([.C68]&gt;70;&quot;C&quot;;IF([.C68]&gt;60;&quot;D&quot;;&quot;F&quot;))))" office:value-type="string" office:string-value="A" calcext:value-type="string">
            <text:p>A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612203068" calcext:value-type="float">
            <text:p>612203068</text:p>
          </table:table-cell>
          <table:table-cell office:value-type="float" office:value="77" calcext:value-type="float">
            <text:p>77</text:p>
          </table:table-cell>
          <table:table-cell table:formula="of:=IF([.C69]&gt;90;&quot;A&quot;;IF([.C69]&gt;80;&quot;B&quot;;IF([.C69]&gt;70;&quot;C&quot;;IF([.C69]&gt;60;&quot;D&quot;;&quot;F&quot;))))" office:value-type="string" office:string-value="C" calcext:value-type="string">
            <text:p>C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612203069" calcext:value-type="float">
            <text:p>612203069</text:p>
          </table:table-cell>
          <table:table-cell office:value-type="float" office:value="57" calcext:value-type="float">
            <text:p>57</text:p>
          </table:table-cell>
          <table:table-cell table:formula="of:=IF([.C70]&gt;90;&quot;A&quot;;IF([.C70]&gt;80;&quot;B&quot;;IF([.C70]&gt;70;&quot;C&quot;;IF([.C70]&gt;60;&quot;D&quot;;&quot;F&quot;))))" office:value-type="string" office:string-value="F" calcext:value-type="string">
            <text:p>F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612203070" calcext:value-type="float">
            <text:p>612203070</text:p>
          </table:table-cell>
          <table:table-cell office:value-type="float" office:value="31" calcext:value-type="float">
            <text:p>31</text:p>
          </table:table-cell>
          <table:table-cell table:formula="of:=IF([.C71]&gt;90;&quot;A&quot;;IF([.C71]&gt;80;&quot;B&quot;;IF([.C71]&gt;70;&quot;C&quot;;IF([.C71]&gt;60;&quot;D&quot;;&quot;F&quot;))))" office:value-type="string" office:string-value="F" calcext:value-type="string">
            <text:p>F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612203071" calcext:value-type="float">
            <text:p>612203071</text:p>
          </table:table-cell>
          <table:table-cell office:value-type="float" office:value="96" calcext:value-type="float">
            <text:p>96</text:p>
          </table:table-cell>
          <table:table-cell table:formula="of:=IF([.C72]&gt;90;&quot;A&quot;;IF([.C72]&gt;80;&quot;B&quot;;IF([.C72]&gt;70;&quot;C&quot;;IF([.C72]&gt;60;&quot;D&quot;;&quot;F&quot;))))" office:value-type="string" office:string-value="A" calcext:value-type="string">
            <text:p>A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612203072" calcext:value-type="float">
            <text:p>612203072</text:p>
          </table:table-cell>
          <table:table-cell office:value-type="float" office:value="95" calcext:value-type="float">
            <text:p>95</text:p>
          </table:table-cell>
          <table:table-cell table:formula="of:=IF([.C73]&gt;90;&quot;A&quot;;IF([.C73]&gt;80;&quot;B&quot;;IF([.C73]&gt;70;&quot;C&quot;;IF([.C73]&gt;60;&quot;D&quot;;&quot;F&quot;))))" office:value-type="string" office:string-value="A" calcext:value-type="string">
            <text:p>A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612203073" calcext:value-type="float">
            <text:p>612203073</text:p>
          </table:table-cell>
          <table:table-cell office:value-type="float" office:value="80" calcext:value-type="float">
            <text:p>80</text:p>
          </table:table-cell>
          <table:table-cell table:formula="of:=IF([.C74]&gt;90;&quot;A&quot;;IF([.C74]&gt;80;&quot;B&quot;;IF([.C74]&gt;70;&quot;C&quot;;IF([.C74]&gt;60;&quot;D&quot;;&quot;F&quot;))))" office:value-type="string" office:string-value="C" calcext:value-type="string">
            <text:p>C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612203074" calcext:value-type="float">
            <text:p>612203074</text:p>
          </table:table-cell>
          <table:table-cell office:value-type="float" office:value="69" calcext:value-type="float">
            <text:p>69</text:p>
          </table:table-cell>
          <table:table-cell table:formula="of:=IF([.C75]&gt;90;&quot;A&quot;;IF([.C75]&gt;80;&quot;B&quot;;IF([.C75]&gt;70;&quot;C&quot;;IF([.C75]&gt;60;&quot;D&quot;;&quot;F&quot;))))" office:value-type="string" office:string-value="D" calcext:value-type="string">
            <text:p>D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612203075" calcext:value-type="float">
            <text:p>612203075</text:p>
          </table:table-cell>
          <table:table-cell office:value-type="float" office:value="58" calcext:value-type="float">
            <text:p>58</text:p>
          </table:table-cell>
          <table:table-cell table:formula="of:=IF([.C76]&gt;90;&quot;A&quot;;IF([.C76]&gt;80;&quot;B&quot;;IF([.C76]&gt;70;&quot;C&quot;;IF([.C76]&gt;60;&quot;D&quot;;&quot;F&quot;))))" office:value-type="string" office:string-value="F" calcext:value-type="string">
            <text:p>F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612203076" calcext:value-type="float">
            <text:p>612203076</text:p>
          </table:table-cell>
          <table:table-cell office:value-type="float" office:value="47" calcext:value-type="float">
            <text:p>47</text:p>
          </table:table-cell>
          <table:table-cell table:formula="of:=IF([.C77]&gt;90;&quot;A&quot;;IF([.C77]&gt;80;&quot;B&quot;;IF([.C77]&gt;70;&quot;C&quot;;IF([.C77]&gt;60;&quot;D&quot;;&quot;F&quot;))))" office:value-type="string" office:string-value="F" calcext:value-type="string">
            <text:p>F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612203077" calcext:value-type="float">
            <text:p>612203077</text:p>
          </table:table-cell>
          <table:table-cell office:value-type="float" office:value="63" calcext:value-type="float">
            <text:p>63</text:p>
          </table:table-cell>
          <table:table-cell table:formula="of:=IF([.C78]&gt;90;&quot;A&quot;;IF([.C78]&gt;80;&quot;B&quot;;IF([.C78]&gt;70;&quot;C&quot;;IF([.C78]&gt;60;&quot;D&quot;;&quot;F&quot;))))" office:value-type="string" office:string-value="D" calcext:value-type="string">
            <text:p>D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612203078" calcext:value-type="float">
            <text:p>612203078</text:p>
          </table:table-cell>
          <table:table-cell office:value-type="float" office:value="38" calcext:value-type="float">
            <text:p>38</text:p>
          </table:table-cell>
          <table:table-cell table:formula="of:=IF([.C79]&gt;90;&quot;A&quot;;IF([.C79]&gt;80;&quot;B&quot;;IF([.C79]&gt;70;&quot;C&quot;;IF([.C79]&gt;60;&quot;D&quot;;&quot;F&quot;))))" office:value-type="string" office:string-value="F" calcext:value-type="string">
            <text:p>F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612203079" calcext:value-type="float">
            <text:p>612203079</text:p>
          </table:table-cell>
          <table:table-cell office:value-type="float" office:value="89" calcext:value-type="float">
            <text:p>89</text:p>
          </table:table-cell>
          <table:table-cell table:formula="of:=IF([.C80]&gt;90;&quot;A&quot;;IF([.C80]&gt;80;&quot;B&quot;;IF([.C80]&gt;70;&quot;C&quot;;IF([.C80]&gt;60;&quot;D&quot;;&quot;F&quot;))))" office:value-type="string" office:string-value="B" calcext:value-type="string">
            <text:p>B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612203080" calcext:value-type="float">
            <text:p>612203080</text:p>
          </table:table-cell>
          <table:table-cell office:value-type="float" office:value="94" calcext:value-type="float">
            <text:p>94</text:p>
          </table:table-cell>
          <table:table-cell table:formula="of:=IF([.C81]&gt;90;&quot;A&quot;;IF([.C81]&gt;80;&quot;B&quot;;IF([.C81]&gt;70;&quot;C&quot;;IF([.C81]&gt;60;&quot;D&quot;;&quot;F&quot;))))" office:value-type="string" office:string-value="A" calcext:value-type="string">
            <text:p>A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612203081" calcext:value-type="float">
            <text:p>612203081</text:p>
          </table:table-cell>
          <table:table-cell office:value-type="float" office:value="71" calcext:value-type="float">
            <text:p>71</text:p>
          </table:table-cell>
          <table:table-cell table:formula="of:=IF([.C82]&gt;90;&quot;A&quot;;IF([.C82]&gt;80;&quot;B&quot;;IF([.C82]&gt;70;&quot;C&quot;;IF([.C82]&gt;60;&quot;D&quot;;&quot;F&quot;))))" office:value-type="string" office:string-value="C" calcext:value-type="string">
            <text:p>C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612203082" calcext:value-type="float">
            <text:p>612203082</text:p>
          </table:table-cell>
          <table:table-cell office:value-type="float" office:value="42" calcext:value-type="float">
            <text:p>42</text:p>
          </table:table-cell>
          <table:table-cell table:formula="of:=IF([.C83]&gt;90;&quot;A&quot;;IF([.C83]&gt;80;&quot;B&quot;;IF([.C83]&gt;70;&quot;C&quot;;IF([.C83]&gt;60;&quot;D&quot;;&quot;F&quot;))))" office:value-type="string" office:string-value="F" calcext:value-type="string">
            <text:p>F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612203083" calcext:value-type="float">
            <text:p>612203083</text:p>
          </table:table-cell>
          <table:table-cell office:value-type="float" office:value="87" calcext:value-type="float">
            <text:p>87</text:p>
          </table:table-cell>
          <table:table-cell table:formula="of:=IF([.C84]&gt;90;&quot;A&quot;;IF([.C84]&gt;80;&quot;B&quot;;IF([.C84]&gt;70;&quot;C&quot;;IF([.C84]&gt;60;&quot;D&quot;;&quot;F&quot;))))" office:value-type="string" office:string-value="B" calcext:value-type="string">
            <text:p>B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612203084" calcext:value-type="float">
            <text:p>612203084</text:p>
          </table:table-cell>
          <table:table-cell office:value-type="float" office:value="94" calcext:value-type="float">
            <text:p>94</text:p>
          </table:table-cell>
          <table:table-cell table:formula="of:=IF([.C85]&gt;90;&quot;A&quot;;IF([.C85]&gt;80;&quot;B&quot;;IF([.C85]&gt;70;&quot;C&quot;;IF([.C85]&gt;60;&quot;D&quot;;&quot;F&quot;))))" office:value-type="string" office:string-value="A" calcext:value-type="string">
            <text:p>A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612203085" calcext:value-type="float">
            <text:p>612203085</text:p>
          </table:table-cell>
          <table:table-cell office:value-type="float" office:value="20" calcext:value-type="float">
            <text:p>20</text:p>
          </table:table-cell>
          <table:table-cell table:formula="of:=IF([.C86]&gt;90;&quot;A&quot;;IF([.C86]&gt;80;&quot;B&quot;;IF([.C86]&gt;70;&quot;C&quot;;IF([.C86]&gt;60;&quot;D&quot;;&quot;F&quot;))))" office:value-type="string" office:string-value="F" calcext:value-type="string">
            <text:p>F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612203086" calcext:value-type="float">
            <text:p>612203086</text:p>
          </table:table-cell>
          <table:table-cell office:value-type="float" office:value="25" calcext:value-type="float">
            <text:p>25</text:p>
          </table:table-cell>
          <table:table-cell table:formula="of:=IF([.C87]&gt;90;&quot;A&quot;;IF([.C87]&gt;80;&quot;B&quot;;IF([.C87]&gt;70;&quot;C&quot;;IF([.C87]&gt;60;&quot;D&quot;;&quot;F&quot;))))" office:value-type="string" office:string-value="F" calcext:value-type="string">
            <text:p>F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612203087" calcext:value-type="float">
            <text:p>612203087</text:p>
          </table:table-cell>
          <table:table-cell office:value-type="float" office:value="92" calcext:value-type="float">
            <text:p>92</text:p>
          </table:table-cell>
          <table:table-cell table:formula="of:=IF([.C88]&gt;90;&quot;A&quot;;IF([.C88]&gt;80;&quot;B&quot;;IF([.C88]&gt;70;&quot;C&quot;;IF([.C88]&gt;60;&quot;D&quot;;&quot;F&quot;))))" office:value-type="string" office:string-value="A" calcext:value-type="string">
            <text:p>A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612203088" calcext:value-type="float">
            <text:p>612203088</text:p>
          </table:table-cell>
          <table:table-cell office:value-type="float" office:value="78" calcext:value-type="float">
            <text:p>78</text:p>
          </table:table-cell>
          <table:table-cell table:formula="of:=IF([.C89]&gt;90;&quot;A&quot;;IF([.C89]&gt;80;&quot;B&quot;;IF([.C89]&gt;70;&quot;C&quot;;IF([.C89]&gt;60;&quot;D&quot;;&quot;F&quot;))))" office:value-type="string" office:string-value="C" calcext:value-type="string">
            <text:p>C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612203089" calcext:value-type="float">
            <text:p>612203089</text:p>
          </table:table-cell>
          <table:table-cell office:value-type="float" office:value="58" calcext:value-type="float">
            <text:p>58</text:p>
          </table:table-cell>
          <table:table-cell table:formula="of:=IF([.C90]&gt;90;&quot;A&quot;;IF([.C90]&gt;80;&quot;B&quot;;IF([.C90]&gt;70;&quot;C&quot;;IF([.C90]&gt;60;&quot;D&quot;;&quot;F&quot;))))" office:value-type="string" office:string-value="F" calcext:value-type="string">
            <text:p>F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612203090" calcext:value-type="float">
            <text:p>612203090</text:p>
          </table:table-cell>
          <table:table-cell office:value-type="float" office:value="32" calcext:value-type="float">
            <text:p>32</text:p>
          </table:table-cell>
          <table:table-cell table:formula="of:=IF([.C91]&gt;90;&quot;A&quot;;IF([.C91]&gt;80;&quot;B&quot;;IF([.C91]&gt;70;&quot;C&quot;;IF([.C91]&gt;60;&quot;D&quot;;&quot;F&quot;))))" office:value-type="string" office:string-value="F" calcext:value-type="string">
            <text:p>F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612203091" calcext:value-type="float">
            <text:p>612203091</text:p>
          </table:table-cell>
          <table:table-cell office:value-type="float" office:value="97" calcext:value-type="float">
            <text:p>97</text:p>
          </table:table-cell>
          <table:table-cell table:formula="of:=IF([.C92]&gt;90;&quot;A&quot;;IF([.C92]&gt;80;&quot;B&quot;;IF([.C92]&gt;70;&quot;C&quot;;IF([.C92]&gt;60;&quot;D&quot;;&quot;F&quot;))))" office:value-type="string" office:string-value="A" calcext:value-type="string">
            <text:p>A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612203092" calcext:value-type="float">
            <text:p>612203092</text:p>
          </table:table-cell>
          <table:table-cell office:value-type="float" office:value="96" calcext:value-type="float">
            <text:p>96</text:p>
          </table:table-cell>
          <table:table-cell table:formula="of:=IF([.C93]&gt;90;&quot;A&quot;;IF([.C93]&gt;80;&quot;B&quot;;IF([.C93]&gt;70;&quot;C&quot;;IF([.C93]&gt;60;&quot;D&quot;;&quot;F&quot;))))" office:value-type="string" office:string-value="A" calcext:value-type="string">
            <text:p>A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612203093" calcext:value-type="float">
            <text:p>612203093</text:p>
          </table:table-cell>
          <table:table-cell office:value-type="float" office:value="81" calcext:value-type="float">
            <text:p>81</text:p>
          </table:table-cell>
          <table:table-cell table:formula="of:=IF([.C94]&gt;90;&quot;A&quot;;IF([.C94]&gt;80;&quot;B&quot;;IF([.C94]&gt;70;&quot;C&quot;;IF([.C94]&gt;60;&quot;D&quot;;&quot;F&quot;))))" office:value-type="string" office:string-value="B" calcext:value-type="string">
            <text:p>B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612203094" calcext:value-type="float">
            <text:p>612203094</text:p>
          </table:table-cell>
          <table:table-cell office:value-type="float" office:value="70" calcext:value-type="float">
            <text:p>70</text:p>
          </table:table-cell>
          <table:table-cell table:formula="of:=IF([.C95]&gt;90;&quot;A&quot;;IF([.C95]&gt;80;&quot;B&quot;;IF([.C95]&gt;70;&quot;C&quot;;IF([.C95]&gt;60;&quot;D&quot;;&quot;F&quot;))))" office:value-type="string" office:string-value="D" calcext:value-type="string">
            <text:p>D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612203095" calcext:value-type="float">
            <text:p>612203095</text:p>
          </table:table-cell>
          <table:table-cell office:value-type="float" office:value="59" calcext:value-type="float">
            <text:p>59</text:p>
          </table:table-cell>
          <table:table-cell table:formula="of:=IF([.C96]&gt;90;&quot;A&quot;;IF([.C96]&gt;80;&quot;B&quot;;IF([.C96]&gt;70;&quot;C&quot;;IF([.C96]&gt;60;&quot;D&quot;;&quot;F&quot;))))" office:value-type="string" office:string-value="F" calcext:value-type="string">
            <text:p>F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612203096" calcext:value-type="float">
            <text:p>612203096</text:p>
          </table:table-cell>
          <table:table-cell office:value-type="float" office:value="48" calcext:value-type="float">
            <text:p>48</text:p>
          </table:table-cell>
          <table:table-cell table:formula="of:=IF([.C97]&gt;90;&quot;A&quot;;IF([.C97]&gt;80;&quot;B&quot;;IF([.C97]&gt;70;&quot;C&quot;;IF([.C97]&gt;60;&quot;D&quot;;&quot;F&quot;))))" office:value-type="string" office:string-value="F" calcext:value-type="string">
            <text:p>F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612203097" calcext:value-type="float">
            <text:p>612203097</text:p>
          </table:table-cell>
          <table:table-cell office:value-type="float" office:value="64" calcext:value-type="float">
            <text:p>64</text:p>
          </table:table-cell>
          <table:table-cell table:formula="of:=IF([.C98]&gt;90;&quot;A&quot;;IF([.C98]&gt;80;&quot;B&quot;;IF([.C98]&gt;70;&quot;C&quot;;IF([.C98]&gt;60;&quot;D&quot;;&quot;F&quot;))))" office:value-type="string" office:string-value="D" calcext:value-type="string">
            <text:p>D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612203098" calcext:value-type="float">
            <text:p>612203098</text:p>
          </table:table-cell>
          <table:table-cell office:value-type="float" office:value="39" calcext:value-type="float">
            <text:p>39</text:p>
          </table:table-cell>
          <table:table-cell table:formula="of:=IF([.C99]&gt;90;&quot;A&quot;;IF([.C99]&gt;80;&quot;B&quot;;IF([.C99]&gt;70;&quot;C&quot;;IF([.C99]&gt;60;&quot;D&quot;;&quot;F&quot;))))" office:value-type="string" office:string-value="F" calcext:value-type="string">
            <text:p>F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612203099" calcext:value-type="float">
            <text:p>612203099</text:p>
          </table:table-cell>
          <table:table-cell office:value-type="float" office:value="90" calcext:value-type="float">
            <text:p>90</text:p>
          </table:table-cell>
          <table:table-cell table:formula="of:=IF([.C100]&gt;90;&quot;A&quot;;IF([.C100]&gt;80;&quot;B&quot;;IF([.C100]&gt;70;&quot;C&quot;;IF([.C100]&gt;60;&quot;D&quot;;&quot;F&quot;))))" office:value-type="string" office:string-value="B" calcext:value-type="string">
            <text:p>B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612203100" calcext:value-type="float">
            <text:p>612203100</text:p>
          </table:table-cell>
          <table:table-cell office:value-type="float" office:value="95" calcext:value-type="float">
            <text:p>95</text:p>
          </table:table-cell>
          <table:table-cell table:formula="of:=IF([.C101]&gt;90;&quot;A&quot;;IF([.C101]&gt;80;&quot;B&quot;;IF([.C101]&gt;70;&quot;C&quot;;IF([.C101]&gt;60;&quot;D&quot;;&quot;F&quot;))))" office:value-type="string" office:string-value="A" calcext:value-type="string">
            <text:p>A</text:p>
          </table:table-cell>
          <table:table-cell table:number-columns-repeated="1020"/>
        </table:table-row>
        <table:table-row table:style-name="ro1" table:number-rows-repeated="10484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1" table:default-cell-style-name="ce1"/>
        <table:table-column table:style-name="co3" table:default-cell-style-name="ce1"/>
        <table:table-column table:style-name="co1" table:number-columns-repeated="9" table:default-cell-style-name="ce1"/>
        <table:table-column table:style-name="co4" table:default-cell-style-name="ce1"/>
        <table:table-column table:style-name="co1" table:number-columns-repeated="1012" table:default-cell-style-name="ce1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ourse (Theory)</text:p>
          </table:table-cell>
          <table:table-cell office:value-type="string" calcext:value-type="string">
            <text:p>Credits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ES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UVC</text:p>
          </table:table-cell>
          <table:table-cell office:value-type="float" office:value="3" calcext:value-type="float">
            <text:p>3</text:p>
          </table:table-cell>
          <table:table-cell table:formula="of:=INT(RANDBETWEEN(RAND()*100; 100)/5)" office:value-type="float" office:value="19" calcext:value-type="float">
            <text:p>19</text:p>
          </table:table-cell>
          <table:table-cell table:formula="of:=INT(RANDBETWEEN(RAND()*100; 100)/5)" office:value-type="float" office:value="15" calcext:value-type="float">
            <text:p>15</text:p>
          </table:table-cell>
          <table:table-cell table:formula="of:=INT(RANDBETWEEN(RAND()*100; 100)/100 * 60)" office:value-type="float" office:value="19" calcext:value-type="float">
            <text:p>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PE</text:p>
          </table:table-cell>
          <table:table-cell office:value-type="float" office:value="3" calcext:value-type="float">
            <text:p>3</text:p>
          </table:table-cell>
          <table:table-cell table:formula="of:=INT(RANDBETWEEN(RAND()*100; 100)/5)" office:value-type="float" office:value="18" calcext:value-type="float">
            <text:p>18</text:p>
          </table:table-cell>
          <table:table-cell table:formula="of:=INT(RANDBETWEEN(RAND()*100; 100)/5)" office:value-type="float" office:value="11" calcext:value-type="float">
            <text:p>11</text:p>
          </table:table-cell>
          <table:table-cell table:formula="of:=INT(RANDBETWEEN(RAND()*100; 100)/100 * 60)" office:value-type="float" office:value="59" calcext:value-type="float">
            <text:p>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EGD</text:p>
          </table:table-cell>
          <table:table-cell office:value-type="float" office:value="3" calcext:value-type="float">
            <text:p>3</text:p>
          </table:table-cell>
          <table:table-cell table:formula="of:=INT(RANDBETWEEN(RAND()*100; 100)/5)" office:value-type="float" office:value="19" calcext:value-type="float">
            <text:p>19</text:p>
          </table:table-cell>
          <table:table-cell table:formula="of:=INT(RANDBETWEEN(RAND()*100; 100)/5)" office:value-type="float" office:value="5" calcext:value-type="float">
            <text:p>5</text:p>
          </table:table-cell>
          <table:table-cell table:formula="of:=INT(RANDBETWEEN(RAND()*100; 100)/100 * 60)" office:value-type="float" office:value="56" calcext:value-type="float">
            <text:p>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EM</text:p>
          </table:table-cell>
          <table:table-cell office:value-type="float" office:value="5" calcext:value-type="float">
            <text:p>5</text:p>
          </table:table-cell>
          <table:table-cell table:formula="of:=INT(RANDBETWEEN(RAND()*100; 100)/5)" office:value-type="float" office:value="16" calcext:value-type="float">
            <text:p>16</text:p>
          </table:table-cell>
          <table:table-cell table:formula="of:=INT(RANDBETWEEN(RAND()*100; 100)/5)" office:value-type="float" office:value="10" calcext:value-type="float">
            <text:p>10</text:p>
          </table:table-cell>
          <table:table-cell table:formula="of:=INT(RANDBETWEEN(RAND()*100; 100)/100 * 60)" office:value-type="float" office:value="58" calcext:value-type="float">
            <text:p>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BEE</text:p>
          </table:table-cell>
          <table:table-cell office:value-type="float" office:value="3" calcext:value-type="float">
            <text:p>3</text:p>
          </table:table-cell>
          <table:table-cell table:formula="of:=INT(RANDBETWEEN(RAND()*100; 100)/5)" office:value-type="float" office:value="4" calcext:value-type="float">
            <text:p>4</text:p>
          </table:table-cell>
          <table:table-cell table:formula="of:=INT(RANDBETWEEN(RAND()*100; 100)/5)" office:value-type="float" office:value="11" calcext:value-type="float">
            <text:p>11</text:p>
          </table:table-cell>
          <table:table-cell table:formula="of:=INT(RANDBETWEEN(RAND()*100; 100)/100 * 60)" office:value-type="float" office:value="51" calcext:value-type="float">
            <text:p>5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ourse (Practical)</text:p>
          </table:table-cell>
          <table:table-cell office:value-type="string" calcext:value-type="string">
            <text:p>Credits</text:p>
          </table:table-cell>
          <table:table-cell office:value-type="string" calcext:value-type="string">
            <text:p>ICA</text:p>
          </table:table-cell>
          <table:table-cell office:value-type="string" calcext:value-type="string">
            <text:p>ESE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PE LAB</text:p>
          </table:table-cell>
          <table:table-cell office:value-type="float" office:value="1" calcext:value-type="float">
            <text:p>1</text:p>
          </table:table-cell>
          <table:table-cell table:formula="of:=INT(RANDBETWEEN(RAND()*100; 100)/2)" office:value-type="float" office:value="46" calcext:value-type="float">
            <text:p>46</text:p>
          </table:table-cell>
          <table:table-cell table:formula="of:=INT(RANDBETWEEN(RAND()*100; 100)/2)" office:value-type="float" office:value="35" calcext:value-type="float">
            <text:p>3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BEE LAB</text:p>
          </table:table-cell>
          <table:table-cell office:value-type="float" office:value="1" calcext:value-type="float">
            <text:p>1</text:p>
          </table:table-cell>
          <table:table-cell table:formula="of:=INT(RANDBETWEEN(RAND()*100; 100)/2)" office:value-type="float" office:value="47" calcext:value-type="float">
            <text:p>47</text:p>
          </table:table-cell>
          <table:table-cell table:formula="of:=INT(RANDBETWEEN(RAND()*100; 100)/2)" office:value-type="float" office:value="41" calcext:value-type="float">
            <text:p>4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SCT</text:p>
          </table:table-cell>
          <table:table-cell office:value-type="float" office:value="1" calcext:value-type="float">
            <text:p>1</text:p>
          </table:table-cell>
          <table:table-cell table:formula="of:=INT(RANDBETWEEN(RAND()*100; 100)/2)" office:value-type="float" office:value="41" calcext:value-type="float">
            <text:p>41</text:p>
          </table:table-cell>
          <table:table-cell table:formula="of:=INT(RANDBETWEEN(RAND()*100; 100)/2)" office:value-type="float" office:value="48" calcext:value-type="float">
            <text:p>48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FS</text:p>
          </table:table-cell>
          <table:table-cell office:value-type="float" office:value="1" calcext:value-type="float">
            <text:p>1</text:p>
          </table:table-cell>
          <table:table-cell table:formula="of:=INT(RANDBETWEEN(RAND()*100; 100)/2)" office:value-type="float" office:value="43" calcext:value-type="float">
            <text:p>43</text:p>
          </table:table-cell>
          <table:table-cell table:formula="of:=INT(RANDBETWEEN(RAND()*100; 100)/2)" office:value-type="float" office:value="25" calcext:value-type="float">
            <text:p>2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office:value-type="string" calcext:value-type="string">
            <text:p>Data from sheet 1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formula="of:=[Sheet1.B1]" office:value-type="string" office:string-value="MIS" calcext:value-type="string">
            <text:p>MIS</text:p>
          </table:table-cell>
          <table:table-cell table:formula="of:=[Sheet1.C1]" office:value-type="string" office:string-value="Marks" calcext:value-type="string">
            <text:p>Marks</text:p>
          </table:table-cell>
          <table:table-cell table:formula="of:=[Sheet1.D1]" office:value-type="string" office:string-value="Grade" calcext:value-type="string">
            <text:p>Grade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formula="of:=[Sheet1.B2]" office:value-type="float" office:value="612203001" calcext:value-type="float">
            <text:p>612203001</text:p>
          </table:table-cell>
          <table:table-cell table:formula="of:=[Sheet1.C2]" office:value-type="float" office:value="67" calcext:value-type="float">
            <text:p>67</text:p>
          </table:table-cell>
          <table:table-cell table:formula="of:=[Sheet1.D2]" office:value-type="string" office:string-value="D" calcext:value-type="string">
            <text:p>D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formula="of:=[Sheet1.B3]" office:value-type="float" office:value="612203002" calcext:value-type="float">
            <text:p>612203002</text:p>
          </table:table-cell>
          <table:table-cell table:formula="of:=[Sheet1.C3]" office:value-type="float" office:value="38" calcext:value-type="float">
            <text:p>38</text:p>
          </table:table-cell>
          <table:table-cell table:formula="of:=[Sheet1.D3]" office:value-type="string" office:string-value="F" calcext:value-type="string">
            <text:p>F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formula="of:=[Sheet1.B4]" office:value-type="float" office:value="612203003" calcext:value-type="float">
            <text:p>612203003</text:p>
          </table:table-cell>
          <table:table-cell table:formula="of:=[Sheet1.C4]" office:value-type="float" office:value="83" calcext:value-type="float">
            <text:p>83</text:p>
          </table:table-cell>
          <table:table-cell table:formula="of:=[Sheet1.D4]" office:value-type="string" office:string-value="B" calcext:value-type="string">
            <text:p>B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formula="of:=[Sheet1.B5]" office:value-type="float" office:value="612203004" calcext:value-type="float">
            <text:p>612203004</text:p>
          </table:table-cell>
          <table:table-cell table:formula="of:=[Sheet1.C5]" office:value-type="float" office:value="90" calcext:value-type="float">
            <text:p>90</text:p>
          </table:table-cell>
          <table:table-cell table:formula="of:=[Sheet1.D5]" office:value-type="string" office:string-value="B" calcext:value-type="string">
            <text:p>B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formula="of:=[Sheet1.B6]" office:value-type="float" office:value="612203005" calcext:value-type="float">
            <text:p>612203005</text:p>
          </table:table-cell>
          <table:table-cell table:formula="of:=[Sheet1.C6]" office:value-type="float" office:value="99" calcext:value-type="float">
            <text:p>99</text:p>
          </table:table-cell>
          <table:table-cell table:formula="of:=[Sheet1.D6]" office:value-type="string" office:string-value="A" calcext:value-type="string">
            <text:p>A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formula="of:=[Sheet1.B7]" office:value-type="float" office:value="612203006" calcext:value-type="float">
            <text:p>612203006</text:p>
          </table:table-cell>
          <table:table-cell table:formula="of:=[Sheet1.C7]" office:value-type="float" office:value="21" calcext:value-type="float">
            <text:p>21</text:p>
          </table:table-cell>
          <table:table-cell table:formula="of:=[Sheet1.D7]" office:value-type="string" office:string-value="F" calcext:value-type="string">
            <text:p>F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formula="of:=[Sheet1.B8]" office:value-type="float" office:value="612203007" calcext:value-type="float">
            <text:p>612203007</text:p>
          </table:table-cell>
          <table:table-cell table:formula="of:=[Sheet1.C8]" office:value-type="float" office:value="88" calcext:value-type="float">
            <text:p>88</text:p>
          </table:table-cell>
          <table:table-cell table:formula="of:=[Sheet1.D8]" office:value-type="string" office:string-value="B" calcext:value-type="string">
            <text:p>B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formula="of:=[Sheet1.B9]" office:value-type="float" office:value="612203008" calcext:value-type="float">
            <text:p>612203008</text:p>
          </table:table-cell>
          <table:table-cell table:formula="of:=[Sheet1.C9]" office:value-type="float" office:value="74" calcext:value-type="float">
            <text:p>74</text:p>
          </table:table-cell>
          <table:table-cell table:formula="of:=[Sheet1.D9]" office:value-type="string" office:string-value="C" calcext:value-type="string">
            <text:p>C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formula="of:=[Sheet1.B10]" office:value-type="float" office:value="612203009" calcext:value-type="float">
            <text:p>612203009</text:p>
          </table:table-cell>
          <table:table-cell table:formula="of:=[Sheet1.C10]" office:value-type="float" office:value="54" calcext:value-type="float">
            <text:p>54</text:p>
          </table:table-cell>
          <table:table-cell table:formula="of:=[Sheet1.D10]" office:value-type="string" office:string-value="F" calcext:value-type="string">
            <text:p>F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formula="of:=[Sheet1.B11]" office:value-type="float" office:value="612203010" calcext:value-type="float">
            <text:p>612203010</text:p>
          </table:table-cell>
          <table:table-cell table:formula="of:=[Sheet1.C11]" office:value-type="float" office:value="28" calcext:value-type="float">
            <text:p>28</text:p>
          </table:table-cell>
          <table:table-cell table:formula="of:=[Sheet1.D11]" office:value-type="string" office:string-value="F" calcext:value-type="string">
            <text:p>F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formula="of:=[Sheet1.B12]" office:value-type="float" office:value="612203011" calcext:value-type="float">
            <text:p>612203011</text:p>
          </table:table-cell>
          <table:table-cell table:formula="of:=[Sheet1.C12]" office:value-type="float" office:value="93" calcext:value-type="float">
            <text:p>93</text:p>
          </table:table-cell>
          <table:table-cell table:formula="of:=[Sheet1.D12]" office:value-type="string" office:string-value="A" calcext:value-type="string">
            <text:p>A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formula="of:=[Sheet1.B13]" office:value-type="float" office:value="612203012" calcext:value-type="float">
            <text:p>612203012</text:p>
          </table:table-cell>
          <table:table-cell table:formula="of:=[Sheet1.C13]" office:value-type="float" office:value="92" calcext:value-type="float">
            <text:p>92</text:p>
          </table:table-cell>
          <table:table-cell table:formula="of:=[Sheet1.D13]" office:value-type="string" office:string-value="A" calcext:value-type="string">
            <text:p>A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formula="of:=[Sheet1.B14]" office:value-type="float" office:value="612203013" calcext:value-type="float">
            <text:p>612203013</text:p>
          </table:table-cell>
          <table:table-cell table:formula="of:=[Sheet1.C14]" office:value-type="float" office:value="77" calcext:value-type="float">
            <text:p>77</text:p>
          </table:table-cell>
          <table:table-cell table:formula="of:=[Sheet1.D14]" office:value-type="string" office:string-value="C" calcext:value-type="string">
            <text:p>C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office:value-type="string" calcext:value-type="string">
            <text:p>Link to Sheet1</text:p>
          </table:table-cell>
          <table:table-cell table:number-columns-repeated="1012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5-09T11:31:47.960737265</meta:creation-date>
    <dc:date>2023-05-09T12:23:32.758972936</dc:date>
    <meta:editing-duration>PT7M42S</meta:editing-duration>
    <meta:editing-cycles>1</meta:editing-cycles>
    <meta:document-statistic meta:table-count="2" meta:cell-count="433" meta:object-count="0"/>
    <meta:generator>LibreOffice/6.4.7.2$Linux_X86_64 LibreOffice_project/40$Build-2</meta:generator>
  </office:meta>
</office:document-meta>
</file>